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f282" officeooo:paragraph-rsid="0002f282"/>
    </style:style>
    <style:style style:name="P2" style:family="paragraph" style:parent-style-name="Standard">
      <style:paragraph-properties fo:text-align="start" style:justify-single-word="false"/>
      <style:text-properties officeooo:rsid="0002f282" officeooo:paragraph-rsid="0002f282"/>
    </style:style>
    <style:style style:name="P3" style:family="paragraph" style:parent-style-name="Standard">
      <style:paragraph-properties fo:text-align="start" style:justify-single-word="false"/>
      <style:text-properties officeooo:paragraph-rsid="0002f282"/>
    </style:style>
    <style:style style:name="T1" style:family="text">
      <style:text-properties officeooo:rsid="0002f28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nctions finales objets</text:p>
      <text:p text:style-name="P1"/>
      <text:p text:style-name="P2">Bombe : Détruit des cases dans un certain rayon</text:p>
      <text:p text:style-name="P2"/>
      <text:p text:style-name="P3"><text:span text:style-name="T1">Régénérateur d'énergie : Régénère totalement la barre d'énergie</text:span></text:p>
      <text:p text:style-name="P3"/>
      <text:p text:style-name="P3"><text:span text:style-name="T1">Drop leurre : Créé un drop censé tromper l'ennemi</text:span></text:p>
      <text:p text:style-name="P2"/>
      <text:p text:style-name="P2">Accélérateur de case : Les cases s'édentent plus durant le tour</text:p>
      <text:p text:style-name="P2"/>
      <text:p text:style-name="P2">Case supplémentaires : Positionne une case supplémentaire choisie par le jou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35:03.095000000</meta:creation-date>
    <dc:date>2018-04-18T10:40:30.879000000</dc:date>
    <meta:editing-duration>PT5M27S</meta:editing-duration>
    <meta:editing-cycles>1</meta:editing-cycles>
    <meta:document-statistic meta:table-count="0" meta:image-count="0" meta:object-count="0" meta:page-count="1" meta:paragraph-count="6" meta:word-count="51" meta:character-count="325" meta:non-whitespace-character-count="280"/>
    <meta:generator>LibreOffice/5.0.5.2$Windows_X86_64 LibreOffice_project/55b006a02d247b5f7215fc6ea0fde844b30035b3</meta:generator>
  </office:meta>
</office:document-meta>
</file>